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-Unicode, Arial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263cm" draw:stroke-linejoin="miter" draw:fill="solid" draw:fill-color="#000000"/>
    </style:style>
    <style:style style:name="P1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2.115cm" svg:height="3.322cm" svg:x="9.196cm" svg:y="13.998cm" svg:viewBox="0 0 2116 3323" draw:points="691,1997 1887,1997 1887,1457 691,1457 691,539 2116,539 2116,0 0,0 0,3323 691,3323">
          <text:p/>
        </draw:polygon>
        <draw:path draw:style-name="gr1" draw:text-style-name="P1" draw:layer="layout" svg:width="2.512cm" svg:height="3.322cm" svg:x="11.94cm" svg:y="13.998cm" svg:viewBox="0 0 2513 3323" svg:d="M1810 3249c153-50 280-119 384-208 104-88 183-193 237-313 54-121 82-252 82-392 0-383-222-627-665-730 102-36 188-78 262-128 73-51 133-107 180-169 46-62 81-128 103-198 22-71 33-144 33-220 0-136-23-259-69-369s-119-203-219-280-229-137-387-179-348-63-571-63h-1180v3323h1287c197 0 372-24 523-74zM687 522h493c96 0 179 8 249 24 71 16 129 41 174 77 46 35 80 81 102 139s34 128 34 211c0 81-14 150-40 207-27 58-66 104-116 139s-113 61-188 77c-74 16-160 24-256 24h-452zM687 2796v-909h585c103 0 191 10 262 30s128 48 172 85c45 39 77 83 97 137 19 53 29 114 29 181 0 61-8 120-25 177-17 58-46 109-89 153s-100 79-171 106-161 40-271 40z">
          <text:p/>
        </draw:path>
        <draw:path draw:style-name="gr1" draw:text-style-name="P1" draw:layer="layout" svg:width="2.324cm" svg:height="3.395cm" svg:x="14.916cm" svg:y="13.963cm" svg:viewBox="0 0 2325 3396" svg:d="M1562 2716c-44 47-99 85-165 114s-143 43-232 43c-70 0-132-10-186-30-54-19-103-47-145-83-43-36-82-78-116-127s-67-102-97-160c-28-53-73-87-137-101-63-14-132-5-205 25l-279 115c50 148 109 278 176 388 67 111 148 203 242 276 94 74 203 129 327 165 123 37 266 55 428 55 152 0 299-22 438-65 140-44 262-109 368-196 105-87 189-195 252-324 62-129 94-278 94-448 0-380-192-634-575-762 82-28 155-62 219-104 63-40 117-91 160-150 43-60 77-130 100-210 22-80 34-173 34-279 0-119-23-230-70-334-46-104-114-194-200-272-87-78-194-140-320-185s-269-67-427-67c-150 0-290 20-418 60-129 41-244 101-345 182s-185 183-252 305-113 264-137 426l332 60c87 14 154 7 199-18 46-25 84-75 112-152 14-49 36-94 65-135s63-77 104-108c40-30 86-54 137-72 51-17 108-26 169-26 139 0 246 38 321 114 76 77 114 188 114 333 0 69-9 132-29 190-19 58-54 107-104 149-50 41-119 73-208 96s-203 34-341 34v444c166 0 298 12 395 36s170 57 219 101c50 43 82 96 96 158s20 131 20 207c0 58-11 117-33 175-23 58-56 110-100 157z">
          <text:p/>
        </draw:path>
        <draw:path draw:style-name="gr1" draw:text-style-name="P1" draw:layer="layout" svg:width="20.489cm" svg:height="23.61cm" svg:x="2.88cm" svg:y="1.32cm" svg:viewBox="0 0 20490 23611" svg:d="M20490 10330l-1805-1334h-19v-3333h-1l-5787-5663-2 3h-11057v9001l-1819 1375v7126 406h406 1413v5700h16847v-5700h1414 406v-406-1946zM17520 5661l-4649-5 5-4535zM12065 814l-6 5652 5796 7v3861h-15224v-9520zM17855 22799h-15224v-4888h15224zM19674 17099h-18863v-5954h1886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-Unicode, Arial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25cm" fo:page-height="26.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2-01T10:49:09.677000000</dc:date>
    <meta:editing-duration>PT1M26S</meta:editing-duration>
    <meta:editing-cycles>1</meta:editing-cycles>
    <meta:document-statistic meta:object-count="4"/>
    <meta:generator>LibreOffice/5.4.0.3$Windows_x86 LibreOffice_project/7556cbc6811c9d992f4064ab9287069087d7f62c</meta:generator>
  </office:meta>
</office:document-meta>
</file>